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57cm"/>
    </style:style>
    <style:style style:name="co2" style:family="table-column">
      <style:table-column-properties fo:break-before="auto" style:column-width="11.5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ebian Sourcelist</text:p>
          </table:table-cell>
          <table:table-cell office:value-type="string">
            <text:p>('sourceslist', 'sources.list')</text:p>
          </table:table-cell>
        </table:table-row>
        <table:table-row table:style-name="ro1">
          <table:table-cell office:value-type="string">
            <text:p>Delphi</text:p>
          </table:table-cell>
          <table:table-cell office:value-type="string">
            <text:p>('delphi', 'pas', 'pascal', 'objectpascal')</text:p>
          </table:table-cell>
        </table:table-row>
        <table:table-row table:style-name="ro1">
          <table:table-cell office:value-type="string">
            <text:p>JavaScript+Mako</text:p>
          </table:table-cell>
          <table:table-cell office:value-type="string">
            <text:p>('js+mako', 'javascript+mako')</text:p>
          </table:table-cell>
        </table:table-row>
        <table:table-row table:style-name="ro1">
          <table:table-cell office:value-type="string">
            <text:p>Brainfuck</text:p>
          </table:table-cell>
          <table:table-cell office:value-type="string">
            <text:p>('brainfuck', 'bf')</text:p>
          </table:table-cell>
        </table:table-row>
        <table:table-row table:style-name="ro1">
          <table:table-cell office:value-type="string">
            <text:p>HTML+Cheetah</text:p>
          </table:table-cell>
          <table:table-cell office:value-type="string">
            <text:p>('html+cheetah', 'html+spitfire')</text:p>
          </table:table-cell>
        </table:table-row>
        <table:table-row table:style-name="ro1">
          <table:table-cell office:value-type="string">
            <text:p>NumPy</text:p>
          </table:table-cell>
          <table:table-cell office:value-type="string">
            <text:p>('numpy',)</text:p>
          </table:table-cell>
        </table:table-row>
        <table:table-row table:style-name="ro1">
          <table:table-cell office:value-type="string">
            <text:p>Bash</text:p>
          </table:table-cell>
          <table:table-cell office:value-type="string">
            <text:p>('bash', 'sh')</text:p>
          </table:table-cell>
        </table:table-row>
        <table:table-row table:style-name="ro1">
          <table:table-cell office:value-type="string">
            <text:p>HTML+Django/Jinja</text:p>
          </table:table-cell>
          <table:table-cell office:value-type="string">
            <text:p>('html+django', 'html+jinja')</text:p>
          </table:table-cell>
        </table:table-row>
        <table:table-row table:style-name="ro2">
          <table:table-cell office:value-type="string">
            <text:p>CSS+PHP</text:p>
          </table:table-cell>
          <table:table-cell office:value-type="string">
            <text:p>('css+php',)</text:p>
          </table:table-cell>
        </table:table-row>
        <table:table-row table:style-name="ro1">
          <table:table-cell office:value-type="string">
            <text:p>VimL</text:p>
          </table:table-cell>
          <table:table-cell office:value-type="string">
            <text:p>('vim',)</text:p>
          </table:table-cell>
        </table:table-row>
        <table:table-row table:style-name="ro1">
          <table:table-cell office:value-type="string">
            <text:p>CSS+Genshi Text</text:p>
          </table:table-cell>
          <table:table-cell office:value-type="string">
            <text:p>('css+genshitext', 'css+genshi')</text:p>
          </table:table-cell>
        </table:table-row>
        <table:table-row table:style-name="ro1">
          <table:table-cell office:value-type="string">
            <text:p>CSS+Myghty</text:p>
          </table:table-cell>
          <table:table-cell office:value-type="string">
            <text:p>('css+myghty',)</text:p>
          </table:table-cell>
        </table:table-row>
        <table:table-row table:style-name="ro1">
          <table:table-cell office:value-type="string">
            <text:p>Smarty</text:p>
          </table:table-cell>
          <table:table-cell office:value-type="string">
            <text:p>('smarty',)</text:p>
          </table:table-cell>
        </table:table-row>
        <table:table-row table:style-name="ro1">
          <table:table-cell office:value-type="string">
            <text:p>Redcode</text:p>
          </table:table-cell>
          <table:table-cell office:value-type="string">
            <text:p>('redcode',)</text:p>
          </table:table-cell>
        </table:table-row>
        <table:table-row table:style-name="ro1">
          <table:table-cell office:value-type="string">
            <text:p>Django/Jinja</text:p>
          </table:table-cell>
          <table:table-cell office:value-type="string">
            <text:p>('django', 'jinja')</text:p>
          </table:table-cell>
        </table:table-row>
        <table:table-row table:style-name="ro1">
          <table:table-cell office:value-type="string">
            <text:p>ApacheConf</text:p>
          </table:table-cell>
          <table:table-cell office:value-type="string">
            <text:p>('apacheconf', 'aconf', 'apache')</text:p>
          </table:table-cell>
        </table:table-row>
        <table:table-row table:style-name="ro2">
          <table:table-cell office:value-type="string">
            <text:p>Scala</text:p>
          </table:table-cell>
          <table:table-cell office:value-type="string">
            <text:p>('scala',)</text:p>
          </table:table-cell>
        </table:table-row>
        <table:table-row table:style-name="ro1">
          <table:table-cell office:value-type="string">
            <text:p>Lighttpd configuration file</text:p>
          </table:table-cell>
          <table:table-cell office:value-type="string">
            <text:p>('lighty', 'lighttpd')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('java',)</text:p>
          </table:table-cell>
        </table:table-row>
        <table:table-row table:style-name="ro1">
          <table:table-cell office:value-type="string">
            <text:p>JavaScript+Genshi Text</text:p>
          </table:table-cell>
          <table:table-cell office:value-type="string">
            <text:p>('js+genshitext', 'js+genshi', 'javascript+genshitext', 'javascript+genshi')</text:p>
          </table:table-cell>
        </table:table-row>
        <table:table-row table:style-name="ro1">
          <table:table-cell office:value-type="string">
            <text:p>Scheme</text:p>
          </table:table-cell>
          <table:table-cell office:value-type="string">
            <text:p>('scheme', 'scm')</text:p>
          </table:table-cell>
        </table:table-row>
        <table:table-row table:style-name="ro1">
          <table:table-cell office:value-type="string">
            <text:p>Darcs Patch</text:p>
          </table:table-cell>
          <table:table-cell office:value-type="string">
            <text:p>('dpatch',)</text:p>
          </table:table-cell>
        </table:table-row>
        <table:table-row table:style-name="ro1">
          <table:table-cell office:value-type="string">
            <text:p>Ruby irb session</text:p>
          </table:table-cell>
          <table:table-cell office:value-type="string">
            <text:p>('rbcon', 'irb')</text:p>
          </table:table-cell>
        </table:table-row>
        <table:table-row table:style-name="ro2">
          <table:table-cell office:value-type="string">
            <text:p>CSS</text:p>
          </table:table-cell>
          <table:table-cell office:value-type="string">
            <text:p>('css',)</text:p>
          </table:table-cell>
        </table:table-row>
        <table:table-row table:style-name="ro1">
          <table:table-cell office:value-type="string">
            <text:p>JavaScript+Smarty</text:p>
          </table:table-cell>
          <table:table-cell office:value-type="string">
            <text:p>('js+smarty', 'javascript+smarty')</text:p>
          </table:table-cell>
        </table:table-row>
        <table:table-row table:style-name="ro1">
          <table:table-cell office:value-type="string">
            <text:p>d-objdump</text:p>
          </table:table-cell>
          <table:table-cell office:value-type="string">
            <text:p>('d-objdump',)</text:p>
          </table:table-cell>
        </table:table-row>
        <table:table-row table:style-name="ro2">
          <table:table-cell office:value-type="string">
            <text:p>XML+PHP</text:p>
          </table:table-cell>
          <table:table-cell office:value-type="string">
            <text:p>('xml+php',)</text:p>
          </table:table-cell>
        </table:table-row>
        <table:table-row table:style-name="ro1">
          <table:table-cell office:value-type="string">
            <text:p>CSS+Ruby</text:p>
          </table:table-cell>
          <table:table-cell office:value-type="string">
            <text:p>('css+erb', 'css+ruby')</text:p>
          </table:table-cell>
        </table:table-row>
        <table:table-row table:style-name="ro2">
          <table:table-cell office:value-type="string">
            <text:p>Fortran</text:p>
          </table:table-cell>
          <table:table-cell office:value-type="string">
            <text:p>('fortran',)</text:p>
          </table:table-cell>
        </table:table-row>
        <table:table-row table:style-name="ro1">
          <table:table-cell office:value-type="string">
            <text:p>Gnuplot</text:p>
          </table:table-cell>
          <table:table-cell office:value-type="string">
            <text:p>('gnuplot',)</text:p>
          </table:table-cell>
        </table:table-row>
        <table:table-row table:style-name="ro1">
          <table:table-cell office:value-type="string">
            <text:p>MySQL</text:p>
          </table:table-cell>
          <table:table-cell office:value-type="string">
            <text:p>('mysql',)</text:p>
          </table:table-cell>
        </table:table-row>
        <table:table-row table:style-name="ro2">
          <table:table-cell office:value-type="string">
            <text:p>C++</text:p>
          </table:table-cell>
          <table:table-cell office:value-type="string">
            <text:p>('cpp', 'c++')</text:p>
          </table:table-cell>
        </table:table-row>
        <table:table-row table:style-name="ro1">
          <table:table-cell office:value-type="string">
            <text:p>Gettext Catalog</text:p>
          </table:table-cell>
          <table:table-cell office:value-type="string">
            <text:p>('pot', 'po')</text:p>
          </table:table-cell>
        </table:table-row>
        <table:table-row table:style-name="ro1">
          <table:table-cell office:value-type="string">
            <text:p>Befunge</text:p>
          </table:table-cell>
          <table:table-cell office:value-type="string">
            <text:p>('befunge',)</text:p>
          </table:table-cell>
        </table:table-row>
        <table:table-row table:style-name="ro1">
          <table:table-cell office:value-type="string">
            <text:p>XML+Smarty</text:p>
          </table:table-cell>
          <table:table-cell office:value-type="string">
            <text:p>('xml+smarty',)</text:p>
          </table:table-cell>
        </table:table-row>
        <table:table-row table:style-name="ro1">
          <table:table-cell office:value-type="string">
            <text:p>Dylan</text:p>
          </table:table-cell>
          <table:table-cell office:value-type="string">
            <text:p>('dylan',)</text:p>
          </table:table-cell>
        </table:table-row>
        <table:table-row table:style-name="ro1">
          <table:table-cell office:value-type="string">
            <text:p>MoinMoin/Trac Wiki markup</text:p>
          </table:table-cell>
          <table:table-cell office:value-type="string">
            <text:p>('trac-wiki', 'moin')</text:p>
          </table:table-cell>
        </table:table-row>
        <table:table-row table:style-name="ro1">
          <table:table-cell office:value-type="string">
            <text:p>Matlab</text:p>
          </table:table-cell>
          <table:table-cell office:value-type="string">
            <text:p>('matlab', 'octave')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('c',)</text:p>
          </table:table-cell>
        </table:table-row>
        <table:table-row table:style-name="ro2">
          <table:table-cell office:value-type="string">
            <text:p>HTML</text:p>
          </table:table-cell>
          <table:table-cell office:value-type="string">
            <text:p>('html',)</text:p>
          </table:table-cell>
        </table:table-row>
        <table:table-row table:style-name="ro1">
          <table:table-cell office:value-type="string">
            <text:p>Genshi</text:p>
          </table:table-cell>
          <table:table-cell office:value-type="string">
            <text:p>('genshi', 'kid', 'xml+genshi', 'xml+kid')</text:p>
          </table:table-cell>
        </table:table-row>
        <table:table-row table:style-name="ro1">
          <table:table-cell office:value-type="string">
            <text:p>reStructuredText</text:p>
          </table:table-cell>
          <table:table-cell office:value-type="string">
            <text:p>('rst', 'rest', 'restructuredtext')</text:p>
          </table:table-cell>
        </table:table-row>
        <table:table-row table:style-name="ro1">
          <table:table-cell office:value-type="string">
            <text:p>Mako</text:p>
          </table:table-cell>
          <table:table-cell office:value-type="string">
            <text:p>('mako',)</text:p>
          </table:table-cell>
        </table:table-row>
        <table:table-row table:style-name="ro1">
          <table:table-cell office:value-type="string">
            <text:p>IRC logs</text:p>
          </table:table-cell>
          <table:table-cell office:value-type="string">
            <text:p>('irc',)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string">
            <text:p>('python', 'py')</text:p>
          </table:table-cell>
        </table:table-row>
        <table:table-row table:style-name="ro1">
          <table:table-cell office:value-type="string">
            <text:p>CSS+Django/Jinja</text:p>
          </table:table-cell>
          <table:table-cell office:value-type="string">
            <text:p>('css+django', 'css+jinja')</text:p>
          </table:table-cell>
        </table:table-row>
        <table:table-row table:style-name="ro1">
          <table:table-cell office:value-type="string">
            <text:p>Smalltalk</text:p>
          </table:table-cell>
          <table:table-cell office:value-type="string">
            <text:p>('smalltalk', 'squeak')</text:p>
          </table:table-cell>
        </table:table-row>
        <table:table-row table:style-name="ro1">
          <table:table-cell office:value-type="string">
            <text:p>JavaScript+Myghty</text:p>
          </table:table-cell>
          <table:table-cell office:value-type="string">
            <text:p>('js+myghty', 'javascript+myghty')</text:p>
          </table:table-cell>
        </table:table-row>
        <table:table-row table:style-name="ro2">
          <table:table-cell office:value-type="string">
            <text:p>YAML</text:p>
          </table:table-cell>
          <table:table-cell office:value-type="string">
            <text:p>('yaml',)</text:p>
          </table:table-cell>
        </table:table-row>
        <table:table-row table:style-name="ro1">
          <table:table-cell office:value-type="string">
            <text:p>HTML+Myghty</text:p>
          </table:table-cell>
          <table:table-cell office:value-type="string">
            <text:p>('html+myghty',)</text:p>
          </table:table-cell>
        </table:table-row>
        <table:table-row table:style-name="ro1">
          <table:table-cell office:value-type="string">
            <text:p>XML+Mako</text:p>
          </table:table-cell>
          <table:table-cell office:value-type="string">
            <text:p>('xml+mako',)</text:p>
          </table:table-cell>
        </table:table-row>
        <table:table-row table:style-name="ro2">
          <table:table-cell office:value-type="string">
            <text:p>XSLT</text:p>
          </table:table-cell>
          <table:table-cell office:value-type="string">
            <text:p>('xslt',)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('splus', 's', 'r')</text:p>
          </table:table-cell>
        </table:table-row>
        <table:table-row table:style-name="ro2">
          <table:table-cell office:value-type="string">
            <text:p>sqlite3con</text:p>
          </table:table-cell>
          <table:table-cell office:value-type="string">
            <text:p>('sqlite3',)</text:p>
          </table:table-cell>
        </table:table-row>
        <table:table-row table:style-name="ro1">
          <table:table-cell office:value-type="string">
            <text:p>Boo</text:p>
          </table:table-cell>
          <table:table-cell office:value-type="string">
            <text:p>('boo',)</text:p>
          </table:table-cell>
        </table:table-row>
        <table:table-row table:style-name="ro1">
          <table:table-cell office:value-type="string">
            <text:p>OCaml</text:p>
          </table:table-cell>
          <table:table-cell office:value-type="string">
            <text:p>('ocaml',)</text:p>
          </table:table-cell>
        </table:table-row>
        <table:table-row table:style-name="ro1">
          <table:table-cell office:value-type="string">
            <text:p>ActionScript</text:p>
          </table:table-cell>
          <table:table-cell office:value-type="string">
            <text:p>('as', 'actionscript')</text:p>
          </table:table-cell>
        </table:table-row>
        <table:table-row table:style-name="ro1">
          <table:table-cell office:value-type="string">
            <text:p>VB.net</text:p>
          </table:table-cell>
          <table:table-cell office:value-type="string">
            <text:p>('vb.net', 'vbnet')</text:p>
          </table:table-cell>
        </table:table-row>
        <table:table-row table:style-name="ro1">
          <table:table-cell office:value-type="string">
            <text:p>SquidConf</text:p>
          </table:table-cell>
          <table:table-cell office:value-type="string">
            <text:p>('squidconf', 'squid.conf', 'squid')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('d',)</text:p>
          </table:table-cell>
        </table:table-row>
        <table:table-row table:style-name="ro1">
          <table:table-cell office:value-type="string">
            <text:p>Logtalk</text:p>
          </table:table-cell>
          <table:table-cell office:value-type="string">
            <text:p>('logtalk',)</text:p>
          </table:table-cell>
        </table:table-row>
        <table:table-row table:style-name="ro2">
          <table:table-cell office:value-type="string">
            <text:p>ERB</text:p>
          </table:table-cell>
          <table:table-cell office:value-type="string">
            <text:p>('erb',)</text:p>
          </table:table-cell>
        </table:table-row>
        <table:table-row table:style-name="ro1">
          <table:table-cell office:value-type="string">
            <text:p>BBCode</text:p>
          </table:table-cell>
          <table:table-cell office:value-type="string">
            <text:p>('bbcode',)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string">
            <text:p>('rb', 'ruby')</text:p>
          </table:table-cell>
        </table:table-row>
        <table:table-row table:style-name="ro1">
          <table:table-cell office:value-type="string">
            <text:p>Text only</text:p>
          </table:table-cell>
          <table:table-cell office:value-type="string">
            <text:p>('text',)</text:p>
          </table:table-cell>
        </table:table-row>
        <table:table-row table:style-name="ro1">
          <table:table-cell office:value-type="string">
            <text:p>MuPAD</text:p>
          </table:table-cell>
          <table:table-cell office:value-type="string">
            <text:p>('mupad',)</text:p>
          </table:table-cell>
        </table:table-row>
        <table:table-row table:style-name="ro1">
          <table:table-cell office:value-type="string">
            <text:p>XML+Ruby</text:p>
          </table:table-cell>
          <table:table-cell office:value-type="string">
            <text:p>('xml+erb', 'xml+ruby')</text:p>
          </table:table-cell>
        </table:table-row>
        <table:table-row table:style-name="ro1">
          <table:table-cell office:value-type="string">
            <text:p>Debian Control file</text:p>
          </table:table-cell>
          <table:table-cell office:value-type="string">
            <text:p>('control',)</text:p>
          </table:table-cell>
        </table:table-row>
        <table:table-row table:style-name="ro1">
          <table:table-cell office:value-type="string">
            <text:p>c-objdump</text:p>
          </table:table-cell>
          <table:table-cell office:value-type="string">
            <text:p>('c-objdump',)</text:p>
          </table:table-cell>
        </table:table-row>
        <table:table-row table:style-name="ro1">
          <table:table-cell office:value-type="string">
            <text:p>Java Server Page</text:p>
          </table:table-cell>
          <table:table-cell office:value-type="string">
            <text:p>('jsp',)</text:p>
          </table:table-cell>
        </table:table-row>
        <table:table-row table:style-name="ro1">
          <table:table-cell office:value-type="string">
            <text:p>JavaScript+Cheetah</text:p>
          </table:table-cell>
          <table:table-cell office:value-type="string">
            <text:p>('js+cheetah', 'javascript+cheetah', 'js+spitfire', 'javascript+spitfire')</text:p>
          </table:table-cell>
        </table:table-row>
        <table:table-row table:style-name="ro1">
          <table:table-cell office:value-type="string">
            <text:p>HTML+Mako</text:p>
          </table:table-cell>
          <table:table-cell office:value-type="string">
            <text:p>('html+mako',)</text:p>
          </table:table-cell>
        </table:table-row>
        <table:table-row table:style-name="ro1">
          <table:table-cell office:value-type="string">
            <text:p>Diff</text:p>
          </table:table-cell>
          <table:table-cell office:value-type="string">
            <text:p>('diff',)</text:p>
          </table:table-cell>
        </table:table-row>
        <table:table-row table:style-name="ro1">
          <table:table-cell office:value-type="string">
            <text:p>Matlab session</text:p>
          </table:table-cell>
          <table:table-cell office:value-type="string">
            <text:p>('matlabsession',)</text:p>
          </table:table-cell>
        </table:table-row>
        <table:table-row table:style-name="ro1">
          <table:table-cell office:value-type="string">
            <text:p>objdump</text:p>
          </table:table-cell>
          <table:table-cell office:value-type="string">
            <text:p>('objdump',)</text:p>
          </table:table-cell>
        </table:table-row>
        <table:table-row table:style-name="ro1">
          <table:table-cell office:value-type="string">
            <text:p>CSS+Mako</text:p>
          </table:table-cell>
          <table:table-cell office:value-type="string">
            <text:p>('css+mako',)</text:p>
          </table:table-cell>
        </table:table-row>
        <table:table-row table:style-name="ro2">
          <table:table-cell office:value-type="string">
            <text:p>HTML+PHP</text:p>
          </table:table-cell>
          <table:table-cell office:value-type="string">
            <text:p>('html+php',)</text:p>
          </table:table-cell>
        </table:table-row>
        <table:table-row table:style-name="ro1">
          <table:table-cell office:value-type="string">
            <text:p>Makefile</text:p>
          </table:table-cell>
          <table:table-cell office:value-type="string">
            <text:p>('make', 'makefile', 'mf', 'bsdmake')</text:p>
          </table:table-cell>
        </table:table-row>
        <table:table-row table:style-name="ro2">
          <table:table-cell office:value-type="string">
            <text:p>Io</text:p>
          </table:table-cell>
          <table:table-cell office:value-type="string">
            <text:p>('io',)</text:p>
          </table:table-cell>
        </table:table-row>
        <table:table-row table:style-name="ro1">
          <table:table-cell office:value-type="string">
            <text:p>Haskell</text:p>
          </table:table-cell>
          <table:table-cell office:value-type="string">
            <text:p>('haskell', 'hs')</text:p>
          </table:table-cell>
        </table:table-row>
        <table:table-row table:style-name="ro1">
          <table:table-cell office:value-type="string">
            <text:p>Lua</text:p>
          </table:table-cell>
          <table:table-cell office:value-type="string">
            <text:p>('lua',)</text:p>
          </table:table-cell>
        </table:table-row>
        <table:table-row table:style-name="ro1">
          <table:table-cell office:value-type="string">
            <text:p>JavaScript+Ruby</text:p>
          </table:table-cell>
          <table:table-cell office:value-type="string">
            <text:p>('js+erb', 'javascript+erb', 'js+ruby', 'javascript+ruby')</text:p>
          </table:table-cell>
        </table:table-row>
        <table:table-row table:style-name="ro2">
          <table:table-cell office:value-type="string">
            <text:p>XML</text:p>
          </table:table-cell>
          <table:table-cell office:value-type="string">
            <text:p>('xml',)</text:p>
          </table:table-cell>
        </table:table-row>
        <table:table-row table:style-name="ro1">
          <table:table-cell office:value-type="string">
            <text:p>Groff</text:p>
          </table:table-cell>
          <table:table-cell office:value-type="string">
            <text:p>('groff', 'nroff', 'man')</text:p>
          </table:table-cell>
        </table:table-row>
        <table:table-row table:style-name="ro1">
          <table:table-cell office:value-type="string">
            <text:p>cpp-objdump</text:p>
          </table:table-cell>
          <table:table-cell office:value-type="string">
            <text:p>('cpp-objdump', 'c++-objdumb', 'cxx-objdump')</text:p>
          </table:table-cell>
        </table:table-row>
        <table:table-row table:style-name="ro1">
          <table:table-cell office:value-type="string">
            <text:p>Genshi Text</text:p>
          </table:table-cell>
          <table:table-cell office:value-type="string">
            <text:p>('genshitext',)</text:p>
          </table:table-cell>
        </table:table-row>
        <table:table-row table:style-name="ro1">
          <table:table-cell office:value-type="string">
            <text:p>Python 3</text:p>
          </table:table-cell>
          <table:table-cell office:value-type="string">
            <text:p>('python3', 'py3')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('gas',)</text:p>
          </table:table-cell>
        </table:table-row>
        <table:table-row table:style-name="ro1">
          <table:table-cell office:value-type="string">
            <text:p>Batchfile</text:p>
          </table:table-cell>
          <table:table-cell office:value-type="string">
            <text:p>('bat',)</text:p>
          </table:table-cell>
        </table:table-row>
        <table:table-row table:style-name="ro1">
          <table:table-cell office:value-type="string">
            <text:p>Python console session</text:p>
          </table:table-cell>
          <table:table-cell office:value-type="string">
            <text:p>('pycon',)</text:p>
          </table:table-cell>
        </table:table-row>
        <table:table-row table:style-name="ro1">
          <table:table-cell office:value-type="string">
            <text:p>XML+Cheetah</text:p>
          </table:table-cell>
          <table:table-cell office:value-type="string">
            <text:p>('xml+cheetah', 'xml+spitfire')</text:p>
          </table:table-cell>
        </table:table-row>
        <table:table-row table:style-name="ro1">
          <table:table-cell office:value-type="string">
            <text:p>JavaScript+Django/Jinja</text:p>
          </table:table-cell>
          <table:table-cell office:value-type="string">
            <text:p>('js+django', 'javascript+django', 'js+jinja', 'javascript+jinja')</text:p>
          </table:table-cell>
        </table:table-row>
        <table:table-row table:style-name="ro1">
          <table:table-cell office:value-type="string">
            <text:p>JavaScript+PHP</text:p>
          </table:table-cell>
          <table:table-cell office:value-type="string">
            <text:p>('js+php', 'javascript+php')</text:p>
          </table:table-cell>
        </table:table-row>
        <table:table-row table:style-name="ro1">
          <table:table-cell office:value-type="string">
            <text:p>Erlang</text:p>
          </table:table-cell>
          <table:table-cell office:value-type="string">
            <text:p>('erlang',)</text:p>
          </table:table-cell>
        </table:table-row>
        <table:table-row table:style-name="ro1">
          <table:table-cell office:value-type="string">
            <text:p>POVRay</text:p>
          </table:table-cell>
          <table:table-cell office:value-type="string">
            <text:p>('pov',)</text:p>
          </table:table-cell>
        </table:table-row>
        <table:table-row table:style-name="ro1">
          <table:table-cell office:value-type="string">
            <text:p>Makefile</text:p>
          </table:table-cell>
          <table:table-cell office:value-type="string">
            <text:p>('basemake',)</text:p>
          </table:table-cell>
        </table:table-row>
        <table:table-row table:style-name="ro1">
          <table:table-cell office:value-type="string">
            <text:p>Clojure</text:p>
          </table:table-cell>
          <table:table-cell office:value-type="string">
            <text:p>('clojure', 'clj')</text:p>
          </table:table-cell>
        </table:table-row>
        <table:table-row table:style-name="ro1">
          <table:table-cell office:value-type="string">
            <text:p>Myghty</text:p>
          </table:table-cell>
          <table:table-cell office:value-type="string">
            <text:p>('myghty',)</text:p>
          </table:table-cell>
        </table:table-row>
        <table:table-row table:style-name="ro1">
          <table:table-cell office:value-type="string">
            <text:p>HTML+Genshi</text:p>
          </table:table-cell>
          <table:table-cell office:value-type="string">
            <text:p>('html+genshi', 'html+kid')</text:p>
          </table:table-cell>
        </table:table-row>
        <table:table-row table:style-name="ro1">
          <table:table-cell office:value-type="string">
            <text:p>Tcl</text:p>
          </table:table-cell>
          <table:table-cell office:value-type="string">
            <text:p>('tcl',)</text:p>
          </table:table-cell>
        </table:table-row>
        <table:table-row table:style-name="ro1">
          <table:table-cell office:value-type="string">
            <text:p>Perl</text:p>
          </table:table-cell>
          <table:table-cell office:value-type="string">
            <text:p>('perl', 'pl')</text:p>
          </table:table-cell>
        </table:table-row>
        <table:table-row table:style-name="ro2">
          <table:table-cell office:value-type="string">
            <text:p>INI</text:p>
          </table:table-cell>
          <table:table-cell office:value-type="string">
            <text:p>('ini', 'cfg')</text:p>
          </table:table-cell>
        </table:table-row>
        <table:table-row table:style-name="ro1">
          <table:table-cell office:value-type="string">
            <text:p>MOOCode</text:p>
          </table:table-cell>
          <table:table-cell office:value-type="string">
            <text:p>('moocode',)</text:p>
          </table:table-cell>
        </table:table-row>
        <table:table-row table:style-name="ro2">
          <table:table-cell office:value-type="string">
            <text:p>RHTML</text:p>
          </table:table-cell>
          <table:table-cell office:value-type="string">
            <text:p>('rhtml', 'html+erb', 'html+ruby')</text:p>
          </table:table-cell>
        </table:table-row>
        <table:table-row table:style-name="ro1">
          <table:table-cell office:value-type="string">
            <text:p>Raw token data</text:p>
          </table:table-cell>
          <table:table-cell office:value-type="string">
            <text:p>('raw',)</text:p>
          </table:table-cell>
        </table:table-row>
        <table:table-row table:style-name="ro1">
          <table:table-cell office:value-type="string">
            <text:p>Tcsh</text:p>
          </table:table-cell>
          <table:table-cell office:value-type="string">
            <text:p>('tcsh', 'csh')</text:p>
          </table:table-cell>
        </table:table-row>
        <table:table-row table:style-name="ro2">
          <table:table-cell office:value-type="string">
            <text:p>C#</text:p>
          </table:table-cell>
          <table:table-cell office:value-type="string">
            <text:p>('csharp', 'c#')</text:p>
          </table:table-cell>
        </table:table-row>
        <table:table-row table:style-name="ro1">
          <table:table-cell office:value-type="string">
            <text:p>TeX</text:p>
          </table:table-cell>
          <table:table-cell office:value-type="string">
            <text:p>('tex', 'latex')</text:p>
          </table:table-cell>
        </table:table-row>
        <table:table-row table:style-name="ro1">
          <table:table-cell office:value-type="string">
            <text:p>CSS+Smarty</text:p>
          </table:table-cell>
          <table:table-cell office:value-type="string">
            <text:p>('css+smarty',)</text:p>
          </table:table-cell>
        </table:table-row>
        <table:table-row table:style-name="ro1">
          <table:table-cell office:value-type="string">
            <text:p>Cheetah</text:p>
          </table:table-cell>
          <table:table-cell office:value-type="string">
            <text:p>('cheetah', 'spitfire')</text:p>
          </table:table-cell>
        </table:table-row>
        <table:table-row table:style-name="ro2">
          <table:table-cell office:value-type="string">
            <text:p>LLVM</text:p>
          </table:table-cell>
          <table:table-cell office:value-type="string">
            <text:p>('llvm',)</text:p>
          </table:table-cell>
        </table:table-row>
        <table:table-row table:style-name="ro1">
          <table:table-cell office:value-type="string">
            <text:p>Nginx configuration file</text:p>
          </table:table-cell>
          <table:table-cell office:value-type="string">
            <text:p>('nginx',)</text:p>
          </table:table-cell>
        </table:table-row>
        <table:table-row table:style-name="ro1">
          <table:table-cell office:value-type="string">
            <text:p>HTML+Smarty</text:p>
          </table:table-cell>
          <table:table-cell office:value-type="string">
            <text:p>('html+smarty',)</text:p>
          </table:table-cell>
        </table:table-row>
        <table:table-row table:style-name="ro1">
          <table:table-cell office:value-type="string">
            <text:p>Objective-C</text:p>
          </table:table-cell>
          <table:table-cell office:value-type="string">
            <text:p>('objective-c', 'objectivec', 'obj-c', 'objc')</text:p>
          </table:table-cell>
        </table:table-row>
        <table:table-row table:style-name="ro1">
          <table:table-cell office:value-type="string">
            <text:p>JavaScript</text:p>
          </table:table-cell>
          <table:table-cell office:value-type="string">
            <text:p>('js', 'javascript')</text:p>
          </table:table-cell>
        </table:table-row>
        <table:table-row table:style-name="ro1">
          <table:table-cell office:value-type="string">
            <text:p>Common Lisp</text:p>
          </table:table-cell>
          <table:table-cell office:value-type="string">
            <text:p>('common-lisp', 'cl')</text:p>
          </table:table-cell>
        </table:table-row>
        <table:table-row table:style-name="ro1">
          <table:table-cell office:value-type="string">
            <text:p>ActionScript 3</text:p>
          </table:table-cell>
          <table:table-cell office:value-type="string">
            <text:p>('as3', 'actionscript3')</text:p>
          </table:table-cell>
        </table:table-row>
        <table:table-row table:style-name="ro1">
          <table:table-cell office:value-type="string">
            <text:p>Literate Haskell</text:p>
          </table:table-cell>
          <table:table-cell office:value-type="string">
            <text:p>('lhs', 'literate-haskell')</text:p>
          </table:table-cell>
        </table:table-row>
        <table:table-row table:style-name="ro1">
          <table:table-cell office:value-type="string">
            <text:p>Python Traceback</text:p>
          </table:table-cell>
          <table:table-cell office:value-type="string">
            <text:p>('pytb',)</text:p>
          </table:table-cell>
        </table:table-row>
        <table:table-row table:style-name="ro2">
          <table:table-cell office:value-type="string">
            <text:p>PHP</text:p>
          </table:table-cell>
          <table:table-cell office:value-type="string">
            <text:p>('php', 'php3', 'php4', 'php5')</text:p>
          </table:table-cell>
        </table:table-row>
        <table:table-row table:style-name="ro1">
          <table:table-cell office:value-type="string">
            <text:p>MiniD</text:p>
          </table:table-cell>
          <table:table-cell office:value-type="string">
            <text:p>('minid',)</text:p>
          </table:table-cell>
        </table:table-row>
        <table:table-row table:style-name="ro2">
          <table:table-cell office:value-type="string">
            <text:p>SQL</text:p>
          </table:table-cell>
          <table:table-cell office:value-type="string">
            <text:p>('sql',)</text:p>
          </table:table-cell>
        </table:table-row>
        <table:table-row table:style-name="ro1">
          <table:table-cell office:value-type="string">
            <text:p>XML+Django/Jinja</text:p>
          </table:table-cell>
          <table:table-cell office:value-type="string">
            <text:p>('xml+django', 'xml+jinja')</text:p>
          </table:table-cell>
        </table:table-row>
        <table:table-row table:style-name="ro2">
          <table:table-cell office:value-type="string">
            <text:p>NASM</text:p>
          </table:table-cell>
          <table:table-cell office:value-type="string">
            <text:p>('nasm',)</text:p>
          </table:table-cell>
        </table:table-row>
        <table:table-row table:style-name="ro1">
          <table:table-cell office:value-type="string">
            <text:p>XML+Myghty</text:p>
          </table:table-cell>
          <table:table-cell office:value-type="string">
            <text:p>('xml+myghty',)</text:p>
          </table:table-cell>
        </table:table-row>
      </table:table>
      <table:table table:name="Tabell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5">25/09/2008</text:date>, <text:time>17.41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niel Graziotin</meta:initial-creator>
    <meta:creation-date>2008-09-25T17:29:46</meta:creation-date>
    <dc:creator>Daniel Graziotin</dc:creator>
    <dc:date>2008-09-25T17:39:06</dc:date>
    <meta:editing-cycles>1</meta:editing-cycles>
    <meta:editing-duration>PT9M20S</meta:editing-duration>
    <meta:user-defined meta:name="Info 1"/>
    <meta:user-defined meta:name="Info 2"/>
    <meta:user-defined meta:name="Info 3"/>
    <meta:user-defined meta:name="Info 4"/>
    <meta:document-statistic meta:table-count="3" meta:cell-count="250"/>
  </office:meta>
</office:document-meta>
</file>